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svg:stroke-color="#000000"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Pan jest potężny</text:span><text:span text:style-name="T1"><text:line-break/></text:span><text:span text:style-name="T1">w mocy swej</text:span><text:span text:style-name="T1"><text:line-break/></text:span><text:span text:style-name="T1">Króluje nad nami</text:span><text:span text:style-name="T1"><text:line-break/></text:span><text:span text:style-name="T1">I z nieba rządzi</text:span><text:span text:style-name="T1"><text:line-break/></text:span><text:span text:style-name="T1">W mocy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jdźmy do Niego,</text:span><text:span text:style-name="T1"><text:line-break/></text:span><text:span text:style-name="T1">Śpiewajmy Mu</text:span><text:span text:style-name="T1"><text:line-break/></text:span><text:span text:style-name="T1">- Nasz Pan potężny jest!</text:span><text:span text:style-name="T1"><text:line-break/></text:span><text:span text:style-name="T1">Oddajmy Mu chwałę</text:span><text:span text:style-name="T1"><text:line-break/></text:span><text:span text:style-name="T1">Bo to nasz król</text:span><text:span text:style-name="T1"><text:line-break/></text:span><text:span text:style-name="T1">- Nasz Pan potężny jest!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sz Pan jest potężny</text:span><text:span text:style-name="T1"><text:line-break/></text:span><text:span text:style-name="T1">w mocy swej</text:span><text:span text:style-name="T1"><text:line-break/></text:span><text:span text:style-name="T1">Króluje nad nami</text:span><text:span text:style-name="T1"><text:line-break/></text:span><text:span text:style-name="T1">I z nieba rządzi</text:span><text:span text:style-name="T1"><text:line-break/></text:span><text:span text:style-name="T1">W mocy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ól to królów, panów Pan</text:span><text:span text:style-name="T1"><text:line-break/></text:span><text:span text:style-name="T1">- Nasz Pan potężny jest!</text:span><text:span text:style-name="T1"><text:line-break/></text:span><text:span text:style-name="T1">Cała ziemia Jego jest</text:span><text:span text:style-name="T1"><text:line-break/></text:span><text:span text:style-name="T1">- Nasz Pan potężny jest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sz Pan jest potężny</text:span><text:span text:style-name="T1"><text:line-break/></text:span><text:span text:style-name="T1">w mocy swej</text:span><text:span text:style-name="T1"><text:line-break/></text:span><text:span text:style-name="T1">Króluje nad nami</text:span><text:span text:style-name="T1"><text:line-break/></text:span><text:span text:style-name="T1">I z nieba rządzi</text:span><text:span text:style-name="T1"><text:line-break/></text:span><text:span text:style-name="T1">W mocy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2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3-29T13:17:50</meta:creation-date>
    <dc:date>2011-02-01T18:19:57.89</dc:date>
    <dc:language>pl-PL</dc:language>
    <meta:editing-cycles>16</meta:editing-cycles>
    <meta:editing-duration>PT00H31M29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